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2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Yato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Ottogi</text:p>
          </table:table-cell>
          <table:table-cell/>
        </table:table-row>
        <table:table-row table:style-name="ro2">
          <table:table-cell office:value-type="string">
            <text:p>Name:</text:p>
          </table:table-cell>
          <table:table-cell office:value-type="string">
            <text:p>Bowl Noodle Soup Hot &amp;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hampong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 table:number-rows-repeated="3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45]" office:value-type="string" office:string-value="Hersteller:">
            <text:p>Hersteller:</text:p>
          </table:table-cell>
          <table:table-cell table:formula="of:=[PunktVergabe.B45]" office:value-type="string" office:string-value="Nong Shim">
            <text:p>Nong Shim</text:p>
          </table:table-cell>
          <table:table-cell table:number-columns-repeated="3"/>
          <table:table-cell table:formula="of:=[PunktVergabe.F45]" office:value-type="string" office:string-value="Hersteller:">
            <text:p>Hersteller:</text:p>
          </table:table-cell>
          <table:table-cell table:formula="of:=[PunktVergabe.G45]" office:value-type="string" office:string-value="Nong Shim">
            <text:p>Nong Shim</text:p>
          </table:table-cell>
          <table:table-cell table:number-columns-repeated="3"/>
          <table:table-cell table:formula="of:=[PunktVergabe.K45]" office:value-type="string" office:string-value="Hersteller:">
            <text:p>Hersteller:</text:p>
          </table:table-cell>
          <table:table-cell table:formula="of:=[PunktVergabe.L45]" office:value-type="string" office:string-value="Yato">
            <text:p>Yato</text:p>
          </table:table-cell>
          <table:table-cell table:number-columns-repeated="2"/>
          <table:table-cell table:formula="of:=[PunktVergabe.O45]" office:value-type="string" office:string-value="Hersteller:">
            <text:p>Hersteller:</text:p>
          </table:table-cell>
          <table:table-cell table:formula="of:=[PunktVergabe.P45]" office:value-type="string" office:string-value="Ottogi">
            <text:p>Ottogi</text:p>
          </table:table-cell>
          <table:table-cell/>
        </table:table-row>
        <table:table-row table:style-name="ro1">
          <table:table-cell table:formula="of:=[PunktVergabe.A46]" office:value-type="string" office:string-value="Name:">
            <text:p>Name:</text:p>
          </table:table-cell>
          <table:table-cell table:formula="of:=[PunktVergabe.B46]" office:value-type="string" office:string-value="Bowl Noodle Soup Hot &amp; Spicy">
            <text:p>Bowl Noodle Soup Hot &amp; Spicy</text:p>
          </table:table-cell>
          <table:table-cell table:number-columns-repeated="3"/>
          <table:table-cell table:formula="of:=[PunktVergabe.F46]" office:value-type="string" office:string-value="Name:">
            <text:p>Name:</text:p>
          </table:table-cell>
          <table:table-cell table:formula="of:=[PunktVergabe.G46]" office:value-type="string" office:string-value="Champong Ramyun">
            <text:p>Champong Ramyun</text:p>
          </table:table-cell>
          <table:table-cell table:number-columns-repeated="3"/>
          <table:table-cell table:formula="of:=[PunktVergabe.K46]" office:value-type="string" office:string-value="Name:">
            <text:p>Name:</text:p>
          </table:table-cell>
          <table:table-cell table:formula="of:=[PunktVergabe.L46]" office:value-type="string" office:string-value="Kimchi Ramyun">
            <text:p>Kimchi Ramyun</text:p>
          </table:table-cell>
          <table:table-cell table:number-columns-repeated="2"/>
          <table:table-cell table:formula="of:=[PunktVergabe.O46]" office:value-type="string" office:string-value="Name:">
            <text:p>Name:</text:p>
          </table:table-cell>
          <table:table-cell table:formula="of:=[PunktVergabe.P46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8]" office:value-type="string" office:string-value="Seppo">
            <text:p>Seppo</text:p>
          </table:table-cell>
          <table:table-cell table:formula="of:=[PunktVergabe.C48]" office:value-type="string" office:string-value="Kristoph">
            <text:p>Kristoph</text:p>
          </table:table-cell>
          <table:table-cell table:number-columns-repeated="3"/>
          <table:table-cell table:formula="of:=[PunktVergabe.G48]" office:value-type="string" office:string-value="Seppo">
            <text:p>Seppo</text:p>
          </table:table-cell>
          <table:table-cell table:formula="of:=[PunktVergabe.H48]" office:value-type="string" office:string-value="Kristoph">
            <text:p>Kristoph</text:p>
          </table:table-cell>
          <table:table-cell table:number-columns-repeated="3"/>
          <table:table-cell table:formula="of:=[PunktVergabe.L48]" office:value-type="string" office:string-value="Seppo">
            <text:p>Seppo</text:p>
          </table:table-cell>
          <table:table-cell table:formula="of:=[PunktVergabe.M48]" office:value-type="string" office:string-value="Kristoph">
            <text:p>Kristoph</text:p>
          </table:table-cell>
          <table:table-cell table:number-columns-repeated="2"/>
          <table:table-cell table:formula="of:=[PunktVergabe.P48]" office:value-type="string" office:string-value="Seppo">
            <text:p>Seppo</text:p>
          </table:table-cell>
          <table:table-cell table:formula="of:=[PunktVergabe.Q48]" office:value-type="string" office:string-value="Kristoph">
            <text:p>Kristoph</text:p>
          </table:table-cell>
        </table:table-row>
        <table:table-row table:style-name="ro1">
          <table:table-cell table:formula="of:=[PunktVergabe.A49]" office:value-type="string" office:string-value="Geschmack">
            <text:p>Geschmack</text:p>
          </table:table-cell>
          <table:table-cell table:formula="of:=[PunktVergabe.B49]*0.6" office:value-type="float" office:value="0">
            <text:p>0</text:p>
          </table:table-cell>
          <table:table-cell table:formula="of:=[PunktVergabe.C49]*0.6" office:value-type="float" office:value="4.2">
            <text:p>4,2</text:p>
          </table:table-cell>
          <table:table-cell table:number-columns-repeated="2"/>
          <table:table-cell table:formula="of:=[PunktVergabe.F49]" office:value-type="string" office:string-value="Geschmack">
            <text:p>Geschmack</text:p>
          </table:table-cell>
          <table:table-cell table:formula="of:=[PunktVergabe.G49]*0.6" office:value-type="float" office:value="0">
            <text:p>0</text:p>
          </table:table-cell>
          <table:table-cell table:formula="of:=[PunktVergabe.H49]*0.6" office:value-type="float" office:value="3.6">
            <text:p>3,6</text:p>
          </table:table-cell>
          <table:table-cell table:number-columns-repeated="2"/>
          <table:table-cell table:formula="of:=[PunktVergabe.K49]" office:value-type="string" office:string-value="Geschmack">
            <text:p>Geschmack</text:p>
          </table:table-cell>
          <table:table-cell table:formula="of:=[PunktVergabe.L49]*0.6" office:value-type="float" office:value="0">
            <text:p>0</text:p>
          </table:table-cell>
          <table:table-cell table:formula="of:=[PunktVergabe.M49]*0.6" office:value-type="float" office:value="3">
            <text:p>3</text:p>
          </table:table-cell>
          <table:table-cell/>
          <table:table-cell table:formula="of:=[PunktVergabe.O49]" office:value-type="string" office:string-value="Geschmack">
            <text:p>Geschmack</text:p>
          </table:table-cell>
          <table:table-cell table:formula="of:=[PunktVergabe.P49]*0.6" office:value-type="float" office:value="0">
            <text:p>0</text:p>
          </table:table-cell>
          <table:table-cell table:formula="of:=[PunktVergabe.Q49]*0.6" office:value-type="float" office:value="2.4">
            <text:p>2,4</text:p>
          </table:table-cell>
        </table:table-row>
        <table:table-row table:style-name="ro1">
          <table:table-cell table:formula="of:=[PunktVergabe.A50]" office:value-type="string" office:string-value="Schärfe">
            <text:p>Schärfe</text:p>
          </table:table-cell>
          <table:table-cell table:formula="of:=[PunktVergabe.B50]*0.15" office:value-type="float" office:value="0">
            <text:p>0</text:p>
          </table:table-cell>
          <table:table-cell table:formula="of:=[PunktVergabe.C50]*0.15" office:value-type="float" office:value="0.75">
            <text:p>0,75</text:p>
          </table:table-cell>
          <table:table-cell table:number-columns-repeated="2"/>
          <table:table-cell table:formula="of:=[PunktVergabe.F50]" office:value-type="string" office:string-value="Schärfe">
            <text:p>Schärfe</text:p>
          </table:table-cell>
          <table:table-cell table:formula="of:=[PunktVergabe.G50]*0.15" office:value-type="float" office:value="0">
            <text:p>0</text:p>
          </table:table-cell>
          <table:table-cell table:formula="of:=[PunktVergabe.H50]*0.15" office:value-type="float" office:value="1.05">
            <text:p>1,05</text:p>
          </table:table-cell>
          <table:table-cell table:number-columns-repeated="2"/>
          <table:table-cell table:formula="of:=[PunktVergabe.K50]" office:value-type="string" office:string-value="Schärfe">
            <text:p>Schärfe</text:p>
          </table:table-cell>
          <table:table-cell table:formula="of:=[PunktVergabe.L50]*0.15" office:value-type="float" office:value="0">
            <text:p>0</text:p>
          </table:table-cell>
          <table:table-cell table:formula="of:=[PunktVergabe.M50]*0.15" office:value-type="float" office:value="0.75">
            <text:p>0,75</text:p>
          </table:table-cell>
          <table:table-cell/>
          <table:table-cell table:formula="of:=[PunktVergabe.O50]" office:value-type="string" office:string-value="Schärfe">
            <text:p>Schärfe</text:p>
          </table:table-cell>
          <table:table-cell table:formula="of:=[PunktVergabe.P50]*0.15" office:value-type="float" office:value="0">
            <text:p>0</text:p>
          </table:table-cell>
          <table:table-cell table:formula="of:=[PunktVergabe.Q50]*0.15" office:value-type="float" office:value="0.9">
            <text:p>0,9</text:p>
          </table:table-cell>
        </table:table-row>
        <table:table-row table:style-name="ro1">
          <table:table-cell table:formula="of:=[PunktVergabe.A51]" office:value-type="string" office:string-value="Inhalt">
            <text:p>Inhalt</text:p>
          </table:table-cell>
          <table:table-cell table:formula="of:=[PunktVergabe.B51]*0.15" office:value-type="float" office:value="0">
            <text:p>0</text:p>
          </table:table-cell>
          <table:table-cell table:formula="of:=[PunktVergabe.C51]*0.15" office:value-type="float" office:value="1.5">
            <text:p>1,5</text:p>
          </table:table-cell>
          <table:table-cell table:number-columns-repeated="2"/>
          <table:table-cell table:formula="of:=[PunktVergabe.F51]" office:value-type="string" office:string-value="Inhalt">
            <text:p>Inhalt</text:p>
          </table:table-cell>
          <table:table-cell table:formula="of:=[PunktVergabe.G51]*0.15" office:value-type="float" office:value="0">
            <text:p>0</text:p>
          </table:table-cell>
          <table:table-cell table:formula="of:=[PunktVergabe.H51]*0.15" office:value-type="float" office:value="1.2">
            <text:p>1,2</text:p>
          </table:table-cell>
          <table:table-cell table:number-columns-repeated="2"/>
          <table:table-cell table:formula="of:=[PunktVergabe.K51]" office:value-type="string" office:string-value="Inhalt">
            <text:p>Inhalt</text:p>
          </table:table-cell>
          <table:table-cell table:formula="of:=[PunktVergabe.L51]*0.15" office:value-type="float" office:value="0">
            <text:p>0</text:p>
          </table:table-cell>
          <table:table-cell table:formula="of:=[PunktVergabe.M51]*0.15" office:value-type="float" office:value="1.05">
            <text:p>1,05</text:p>
          </table:table-cell>
          <table:table-cell/>
          <table:table-cell table:formula="of:=[PunktVergabe.O51]" office:value-type="string" office:string-value="Inhalt">
            <text:p>Inhalt</text:p>
          </table:table-cell>
          <table:table-cell table:formula="of:=[PunktVergabe.P51]*0.15" office:value-type="float" office:value="0">
            <text:p>0</text:p>
          </table:table-cell>
          <table:table-cell table:formula="of:=[PunktVergabe.Q51]*0.15" office:value-type="float" office:value="0.6">
            <text:p>0,6</text:p>
          </table:table-cell>
        </table:table-row>
        <table:table-row table:style-name="ro1">
          <table:table-cell table:formula="of:=[PunktVergabe.A52]" office:value-type="string" office:string-value="Menge">
            <text:p>Menge</text:p>
          </table:table-cell>
          <table:table-cell table:formula="of:=[PunktVergabe.B52]*0.1" office:value-type="float" office:value="0">
            <text:p>0</text:p>
          </table:table-cell>
          <table:table-cell table:formula="of:=[PunktVergabe.C52]*0.1" office:value-type="float" office:value="0.7">
            <text:p>0,7</text:p>
          </table:table-cell>
          <table:table-cell table:number-columns-repeated="2"/>
          <table:table-cell table:formula="of:=[PunktVergabe.F52]" office:value-type="string" office:string-value="Menge">
            <text:p>Menge</text:p>
          </table:table-cell>
          <table:table-cell table:formula="of:=[PunktVergabe.G52]*0.1" office:value-type="float" office:value="0">
            <text:p>0</text:p>
          </table:table-cell>
          <table:table-cell table:formula="of:=[PunktVergabe.H52]*0.1" office:value-type="float" office:value="0.8">
            <text:p>0,8</text:p>
          </table:table-cell>
          <table:table-cell table:number-columns-repeated="2"/>
          <table:table-cell table:formula="of:=[PunktVergabe.K52]" office:value-type="string" office:string-value="Menge">
            <text:p>Menge</text:p>
          </table:table-cell>
          <table:table-cell table:formula="of:=[PunktVergabe.L52]*0.1" office:value-type="float" office:value="0">
            <text:p>0</text:p>
          </table:table-cell>
          <table:table-cell table:formula="of:=[PunktVergabe.M52]*0.1" office:value-type="float" office:value="0.8">
            <text:p>0,8</text:p>
          </table:table-cell>
          <table:table-cell/>
          <table:table-cell table:formula="of:=[PunktVergabe.O52]" office:value-type="string" office:string-value="Menge">
            <text:p>Menge</text:p>
          </table:table-cell>
          <table:table-cell table:formula="of:=[PunktVergabe.P52]*0.1" office:value-type="float" office:value="0">
            <text:p>0</text:p>
          </table:table-cell>
          <table:table-cell table:formula="of:=[PunktVergabe.Q52]*0.1" office:value-type="float" office:value="0.8">
            <text:p>0,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49:.B52])" office:value-type="float" office:value="0">
            <text:p>0</text:p>
          </table:table-cell>
          <table:table-cell table:formula="of:=SUM([.C49:.C52])" office:value-type="float" office:value="7.15">
            <text:p>7,1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49:.G52])" office:value-type="float" office:value="0">
            <text:p>0</text:p>
          </table:table-cell>
          <table:table-cell table:formula="of:=SUM([.H49:.H52])" office:value-type="float" office:value="6.65">
            <text:p>6,6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49:.L52])" office:value-type="float" office:value="0">
            <text:p>0</text:p>
          </table:table-cell>
          <table:table-cell table:formula="of:=SUM([.M49:.M52])" office:value-type="float" office:value="5.6">
            <text:p>5,6</text:p>
          </table:table-cell>
          <table:table-cell/>
          <table:table-cell office:value-type="string">
            <text:p>Gesamt</text:p>
          </table:table-cell>
          <table:table-cell table:formula="of:=SUM([.P49:.P52])" office:value-type="float" office:value="0">
            <text:p>0</text:p>
          </table:table-cell>
          <table:table-cell table:formula="of:=SUM([.Q49:.Q52])" office:value-type="float" office:value="4.7">
            <text:p>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Sebastian Brandt</meta:initial-creator>
    <meta:creation-date>2008-06-28T18:27:06</meta:creation-date>
    <dc:date>2012-08-08T15:55:25.20</dc:date>
    <meta:editing-cycles>39</meta:editing-cycles>
    <meta:editing-duration>PT3H57M58S</meta:editing-duration>
    <meta:document-statistic meta:table-count="2" meta:cell-count="780" meta:object-count="0"/>
    <meta:user-defined meta:name="Info 1"/>
    <meta:user-defined meta:name="Info 2"/>
    <meta:user-defined meta:name="Info 3"/>
    <meta:user-defined meta:name="Info 4"/>
  </office:meta>
</office:document-meta>
</file>